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gister Definition</text:p>
      <text:p text:style-name="Heading 1">Register Summary</text:p>
      <text:p text:style-name="Table">Registers in Address Order</text:p>
      <table:table table:name="Table_0" table:style-name="Table1">
        <table:table-column/>
        <table:table-column/>
        <table:table-column/>
        <table:table-column/>
        <table:table-row>
          <table:table-cell office:value-type="string">
            <text:p text:style-name="Standard">Register Name</text:p>
          </table:table-cell>
          <table:table-cell office:value-type="string">
            <text:p text:style-name="Standard">Address (Hex)</text:p>
          </table:table-cell>
          <table:table-cell office:value-type="string">
            <text:p text:style-name="Standard">SW Access</text:p>
          </table:table-cell>
          <table:table-cell office:value-type="string">
            <text:p text:style-name="Standard">Description</text:p>
          </table:table-cell>
        </table:table-row>
        <table:table-row>
          <table:table-cell office:value-type="string">
            <text:p text:style-name="Standard">data</text:p>
          </table:table-cell>
          <table:table-cell office:value-type="string">
            <text:p text:style-name="Standard">000</text:p>
          </table:table-cell>
          <table:table-cell office:value-type="string">
            <text:p text:style-name="Standard">RW</text:p>
          </table:table-cell>
          <table:table-cell office:value-type="string">
            <text:p text:style-name="Standard">Data Register</text:p>
          </table:table-cell>
        </table:table-row>
        <table:table-row>
          <table:table-cell office:value-type="string">
            <text:p text:style-name="Standard">ctrl</text:p>
          </table:table-cell>
          <table:table-cell office:value-type="string">
            <text:p text:style-name="Standard">004</text:p>
          </table:table-cell>
          <table:table-cell office:value-type="string">
            <text:p text:style-name="Standard">RW</text:p>
          </table:table-cell>
          <table:table-cell office:value-type="string">
            <text:p text:style-name="Standard">Control Register</text:p>
          </table:table-cell>
        </table:table-row>
      </table:table>
      <text:p text:style-name="Heading 3">data</text:p>
      <text:p text:style-name="Text body">Address: 0x000</text:p>
      <text:p text:style-name="Text body">SW Access: RW</text:p>
      <text:p text:style-name="Text body">Description: Data Register</text:p>
      <text:p text:style-name="Table">data Field Definitions</text:p>
      <table:table table:name="Table_1" table:style-name="Table1">
        <table:table-column/>
        <table:table-column/>
        <table:table-column/>
        <table:table-column/>
        <table:table-row>
          <table:table-cell office:value-type="string">
            <text:p text:style-name="Standard">Register Field</text:p>
          </table:table-cell>
          <table:table-cell office:value-type="string">
            <text:p text:style-name="Standard">Position</text:p>
          </table:table-cell>
          <table:table-cell office:value-type="string">
            <text:p text:style-name="Standard">Reset</text:p>
          </table:table-cell>
          <table:table-cell office:value-type="string">
            <text:p text:style-name="Standard">Description</text:p>
          </table:table-cell>
        </table:table-row>
        <table:table-row>
          <table:table-cell office:value-type="string">
            <text:p text:style-name="Standard">data_tem</text:p>
          </table:table-cell>
          <table:table-cell office:value-type="string">
            <text:p text:style-name="Standard">[1:0]</text:p>
          </table:table-cell>
          <table:table-cell office:value-type="string">
            <text:p text:style-name="Standard">0</text:p>
          </table:table-cell>
          <table:table-cell office:value-type="string">
            <text:p text:style-name="Standard">Temperature Data</text:p>
          </table:table-cell>
        </table:table-row>
      </table:table>
      <text:p text:style-name="Heading 3">ctrl</text:p>
      <text:p text:style-name="Text body">Address: 0x004</text:p>
      <text:p text:style-name="Text body">SW Access: RW</text:p>
      <text:p text:style-name="Text body">Description: Control Register</text:p>
      <text:p text:style-name="Table">ctrl Field Definitions</text:p>
      <table:table table:name="Table_2" table:style-name="Table1">
        <table:table-column/>
        <table:table-column/>
        <table:table-column/>
        <table:table-column/>
        <table:table-row>
          <table:table-cell office:value-type="string">
            <text:p text:style-name="Standard">Register Field</text:p>
          </table:table-cell>
          <table:table-cell office:value-type="string">
            <text:p text:style-name="Standard">Position</text:p>
          </table:table-cell>
          <table:table-cell office:value-type="string">
            <text:p text:style-name="Standard">Reset</text:p>
          </table:table-cell>
          <table:table-cell office:value-type="string">
            <text:p text:style-name="Standard">Description</text:p>
          </table:table-cell>
        </table:table-row>
        <table:table-row>
          <table:table-cell office:value-type="string">
            <text:p text:style-name="Standard">ctrl_warm_en</text:p>
          </table:table-cell>
          <table:table-cell office:value-type="string">
            <text:p text:style-name="Standard">[0]</text:p>
          </table:table-cell>
          <table:table-cell office:value-type="string">
            <text:p text:style-name="Standard">0</text:p>
          </table:table-cell>
          <table:table-cell office:value-type="string">
            <text:p text:style-name="Standard">Warm up enable<text:line-break/>0: Disable<text:line-break/>1: Enable</text:p>
          </table:table-cell>
        </table:table-row>
      </table:table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1">
  <office:font-face-decls>
    <style:font-face style:name="StarSymbol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none" style:country-complex="none" style:font-size-asian="12pt" style:font-size-complex="12pt" style:language-asian="zxx" style:language-complex="zxx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none" style:country-complex="none" style:font-name="Times New Roman" style:font-name-asian="DejaVu Sans" style:font-name-complex="Tahoma" style:font-size-asian="12pt" style:font-size-complex="12pt" style:language-asian="zxx" style:language-complex="zxx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DejaVu Sans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Perl Open Document Connector</meta:generator>
    <dc:title>OpenOffice::OODoc Text Template</dc:title>
    <dc:subject>Template for the Perl Open Document Connector</dc:subject>
    <meta:initial-creator>OpenOffice::OODoc Project</meta:initial-creator>
    <meta:creation-date>2008-05-18T20:15:31</meta:creation-date>
    <dc:creator>OpenOffice::OODoc Project</dc:creator>
    <dc:date>2010-01-05T19:07:15</dc:date>
    <meta:editing-cycles>1</meta:editing-cycles>
    <meta:editing-duration>PT00H00M00S</meta:editing-duration>
    <meta:document-statistic meta:table-count="0" meta:image-count="0" meta:object-count="0" meta:page-count="1" meta:paragraph-count="0" meta:word-count="0" meta:character-count="0"/>
  </office:meta>
</office:document-meta>
</file>